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699cm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2.778cm" fo:min-width="9.26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1.425cm" fo:min-width="4.63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1.425cm" fo:min-width="17.13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1.425cm" fo:min-width="13.42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5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6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7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8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9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50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dddddd"/>
      <style:paragraph-properties fo:text-align="center"/>
      <style:text-properties fo:font-weight="bold"/>
    </style:style>
    <style:style style:name="P33" style:family="paragraph">
      <loext:graphic-properties draw:fill="none" draw:fill-color="#ffffff"/>
      <style:text-properties fo:font-weight="bold"/>
    </style:style>
    <style:style style:name="P34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style:font-size-asian="12pt" style:font-size-complex="12pt" fo:hyphenate="false" loext:hyphenation-no-caps="false" loext:hyphenation-no-last-word="false"/>
    </style:style>
    <style:style style:name="P35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6" style:family="paragraph">
      <loext:graphic-properties draw:fill-color="#ffffff"/>
      <style:paragraph-properties style:writing-mode="lr-tb"/>
      <style:text-properties style:font-size-asian="20pt"/>
    </style:style>
    <style:style style:name="P37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8" style:family="paragraph">
      <loext:graphic-properties draw:fill-color="#ffffff"/>
      <style:paragraph-properties style:writing-mode="lr-tb"/>
      <style:text-properties fo:font-size="32pt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4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ff972f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9" style:family="paragraph">
      <style:paragraph-properties fo:text-align="start"/>
    </style:style>
    <style:style style:name="P50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51" style:family="paragraph">
      <style:text-properties style:font-name="Nimbus Sans" fo:font-size="16pt" style:font-name-asian="DejaVu Sans Mono" style:font-size-asian="16pt" style:font-size-complex="16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4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5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7" style:family="paragraph">
      <loext:graphic-properties draw:fill="solid" draw:fill-color="#2a6099" draw:opacity="50%"/>
      <style:paragraph-properties fo:text-align="center" style:writing-mode="lr-tb"/>
    </style:style>
    <style:style style:name="P58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9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60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2pt" style:font-size-asian="12pt" style:font-size-complex="12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loext:opacity="100%" fo:font-size="14pt" style:font-size-asian="14pt" style:font-size-complex="14pt"/>
    </style:style>
    <style:style style:name="T15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</text:span><text:span text:style-name="T3">on</text:span></text:p>
              </table:table-cell>
              <table:table-cell>
                <text:p text:style-name="P13"><text:span text:style-name="T3">Tota</text:span><text:span text:style-name="T3">l </text:span><text:span text:style-name="T3">Pro</text:span><text:span text:style-name="T3">gres</text:span><text:span text:style-name="T3">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</text:span><text:span text:style-name="T3">A</text:span></text:p>
              </table:table-cell>
              <table:table-cell>
                <text:p text:style-name="P13"><text:span text:style-name="T3">CO</text:span><text:span text:style-name="T3">M5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Profi</text:span><text:span text:style-name="T3">le </text:span><text:span text:style-name="T3">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</text:span><text:span text:style-name="T3">B</text:span></text:p>
              </table:table-cell>
              <table:table-cell>
                <text:p text:style-name="P13"><text:span text:style-name="T3">CO</text:span><text:span text:style-name="T3">M6:</text:span><text:span text:style-name="T3">115</text:span><text:span text:style-name="T3">200,</text:span><text:span text:style-name="T3">N,8,</text:span><text:span text:style-name="T3">1</text:span></text:p>
              </table:table-cell>
              <table:table-cell>
                <text:p text:style-name="P13"><text:span text:style-name="T3">Flas</text:span><text:span text:style-name="T3">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</text:span><text:span text:style-name="T5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</text:span><text:span text:style-name="T3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</text:span><text:span text:style-name="T3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frame draw:style-name="gr29" draw:text-style-name="P33" draw:layer="layout" svg:width="3.603cm" svg:height="0.962cm" svg:x="5.501cm" svg:y="3.038cm">
          <draw:text-box>
            <text:p>Summary:</text:p>
          </draw:text-box>
        </draw:frame>
        <draw:frame draw:style-name="gr30" draw:text-style-name="P35" draw:layer="layout" svg:width="13.897cm" svg:height="1.949cm" svg:x="9.001cm" svg:y="2.709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71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35" draw:layer="layout" svg:width="13.897cm" svg:height="1.949cm" svg:x="9cm" svg:y="2.708cm">
          <draw:text-box>
            <text:p text:style-name="P34"><text:span text:style-name="T7">File Name: 1215.cfg</text:span><text:span text:style-name="T7"><text:line-break/></text:span><text:span text:style-name="T7">Dev B</text:span><text:span text:style-name="T7">：</text:span><text:span text:style-name="T8">COM6:115200,N,8,1</text:span><text:span text:style-name="T8"><text:line-break/></text:span><text:span text:style-name="T8">Total 18 Bytes</text:span></text:p>
          </draw:text-box>
        </draw:frame>
        <draw:frame draw:style-name="gr26" draw:text-style-name="P30" draw:layer="layout" svg:width="8cm" svg:height="1.17cm" svg:x="9cm" svg:y="1.538cm">
          <draw:text-box>
            <text:p text:style-name="P3"><text:span text:style-name="T6">Profile</text:span><text:span text:style-name="T6">：</text:span><text:span text:style-name="T6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custom-shape draw:style-name="gr32" draw:text-style-name="P24" draw:layer="layout" svg:width="10cm" svg:height="3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text:p text:style-name="P23"><text:span text:style-name="T5">輸入時即時檢查新值，修改出問題馬上提示 </text:span><text:span text:style-name="T5">user</text:span></text:p>
          <draw:enhanced-geometry svg:viewBox="0 0 21600 21600" draw:mirror-horizontal="false" draw:mirror-vertical="false" draw:text-areas="800 800 20800 20800" draw:type="round-rectangular-callout" draw:modifiers="-4084.15158484152 -20858.6471176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4" draw:layer="layout" svg:width="5cm" svg:height="1.538cm" svg:x="5cm" svg:y="-0.038cm">
          <text:p text:style-name="P23"><text:span text:style-name="T5">Drag-down menu</text:span></text:p>
          <draw:enhanced-geometry svg:viewBox="0 0 21600 21600" draw:mirror-horizontal="false" draw:mirror-vertical="false" draw:text-areas="800 800 20800 20800" draw:type="round-rectangular-callout" draw:modifiers="-2850.6298740252 28870.175438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33" draw:layer="layout" svg:width="3.603cm" svg:height="0.962cm" svg:x="5.5cm" svg:y="3.038cm">
          <draw:text-box>
            <text:p>Summary:</text:p>
          </draw:text-box>
        </draw:frame>
        <draw:custom-shape draw:style-name="gr34" draw:text-style-name="P24" draw:layer="layout" svg:width="18.5cm" svg:height="1.538cm" svg:x="7.5cm" svg:y="1.5cm">
          <text:p text:style-name="P23"><text:span text:style-name="T5">Import: Read profile from file, </text:span><text:span text:style-name="T5">讀取將</text:span><text:span text:style-name="T5">Fused </text:span><text:span text:style-name="T5">欄位標識成 </text:span><text:span text:style-name="T5">NOT Editable</text:span></text:p>
          <draw:enhanced-geometry svg:viewBox="0 0 21600 21600" draw:mirror-horizontal="false" draw:mirror-vertical="false" draw:text-areas="800 800 20800 20800" draw:type="round-rectangular-callout" draw:modifiers="-3216.47478514675 23775.4385964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4" draw:layer="layout" svg:width="14.5cm" svg:height="1.538cm" svg:x="7.5cm" svg:y="2.962cm">
          <text:p text:style-name="P23"><text:span text:style-name="T5">Export: Save profile to file</text:span></text:p>
          <draw:enhanced-geometry svg:viewBox="0 0 21600 21600" draw:mirror-horizontal="false" draw:mirror-vertical="false" draw:text-areas="800 800 20800 20800" draw:type="round-rectangular-callout" draw:modifiers="-3497.46914005931 19985.964912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7">Name</text:p>
              </table:table-cell>
              <table:table-cell>
                <text:p text:style-name="P37">Start</text:p>
              </table:table-cell>
              <table:table-cell>
                <text:p text:style-name="P37">Len</text:p>
              </table:table-cell>
              <table:table-cell>
                <text:p text:style-name="P37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7">MAC Addr</text:p>
              </table:table-cell>
              <table:table-cell>
                <text:p text:style-name="P37">0x0</text:p>
              </table:table-cell>
              <table:table-cell>
                <text:p text:style-name="P37">0x6</text:p>
              </table:table-cell>
              <table:table-cell>
                <text:p text:style-name="P37">0x02 0x42 0x6a </text:p>
                <text:p text:style-name="P37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7">Auto Load Control</text:p>
              </table:table-cell>
              <table:table-cell>
                <text:p text:style-name="P37">0x06</text:p>
              </table:table-cell>
              <table:table-cell>
                <text:p text:style-name="P37">0x2</text:p>
              </table:table-cell>
              <table:table-cell>
                <text:p text:style-name="P37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7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7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38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text-style-name="P38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0" draw:layer="layout" svg:width="5cm" svg:height="1cm" svg:x="7.5cm" svg:y="3.1cm">
          <text:p text:style-name="P39"><text:span text:style-name="T6">Profile</text:span></text:p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4cm" svg:height="0.962cm" svg:x="3cm" svg:y="3.038cm">
          <draw:text-box>
            <text:p><text:span text:style-name="T6">Device</text:span></text:p>
          </draw:text-box>
        </draw:frame>
        <draw:custom-shape draw:style-name="gr3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1" draw:layer="layout" svg:width="4cm" svg:height="0.962cm" svg:x="3cm" svg:y="10.5cm">
          <draw:text-box>
            <text:p><text:span text:style-name="T6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1" draw:layer="layout" svg:width="3.5cm" svg:height="0.962cm" svg:x="3cm" svg:y="4.538cm">
          <draw:text-box>
            <text:p><text:span text:style-name="T6">Progress :</text:span></text:p>
          </draw:text-box>
        </draw:frame>
        <draw:frame draw:style-name="gr3" draw:text-style-name="P41" draw:layer="layout" svg:width="4cm" svg:height="0.962cm" svg:x="3cm" svg:y="8.977cm">
          <draw:text-box>
            <text:p><text:span text:style-name="T6">Result</text:span></text:p>
          </draw:text-box>
        </draw:frame>
        <draw:custom-shape draw:style-name="gr38" draw:text-style-name="P39" draw:layer="layout" svg:width="5cm" svg:height="1cm" svg:x="7.5cm" svg:y="8.977cm">
          <text:p text:style-name="P39"><text:span text:style-name="T6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5cm" svg:height="1cm" svg:x="14.31cm" svg:y="9cm">
          <text:p text:style-name="P39"><text:span text:style-name="T6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1" draw:text-style-name="P43" draw:layer="layout" svg:width="8cm" svg:height="1cm" svg:x="4.5cm" svg:y="7.977cm">
          <text:p text:style-name="P42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3" draw:layer="layout" svg:width="12cm" svg:height="1cm" svg:x="13cm" svg:y="1cm">
          <text:p text:style-name="P42"><text:span text:style-name="T5">Virtual device </text:span><text:span text:style-name="T5">的附屬說</text:span><text:span text:style-name="T5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4" draw:layer="layout" svg:width="5cm" svg:height="1cm" svg:x="7.5cm" svg:y="13.5cm">
          <text:p text:style-name="P39"><text:span text:style-name="T6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draw:layer="layout" svg:width="12cm" svg:height="1cm" svg:x="13.5cm" svg:y="13.5cm">
          <text:p text:style-name="P42"><text:span text:style-name="T5">Save log messages as </text:span><text:span text:style-name="T5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6" draw:layer="layout" svg:width="15.046cm" svg:height="1cm" svg:x="7.454cm" svg:y="5cm">
          <text:p text:style-name="P39"><text:span text:style-name="T6">66/100</text:span></text:p>
          <draw:enhanced-geometry svg:viewBox="0 0 21600 21600" draw:type="rectangle" draw:enhanced-path="M 0 0 L 21600 0 21600 21600 0 21600 0 0 Z N"/>
        </draw:custom-shape>
        <draw:frame draw:style-name="gr43" draw:text-style-name="P41" draw:layer="layout" svg:width="3.5cm" svg:height="1.173cm" svg:x="3cm" svg:y="5.5cm">
          <draw:text-box>
            <text:p><text:span text:style-name="T6">Total</text:span></text:p>
          </draw:text-box>
        </draw:frame>
        <draw:custom-shape draw:style-name="gr21" draw:text-style-name="P48" draw:layer="layout" svg:width="13.5cm" svg:height="1cm" svg:x="1cm" svg:y="0cm">
          <text:p text:style-name="P47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9"><text:span text:style-name="T12">Field</text:span></text:p>
                </table:table-cell>
                <table:table-cell>
                  <text:p text:style-name="P50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Mac Addr.</text:span></text:p>
                </table:table-cell>
                <table:table-cell>
                  <text:p text:style-name="P50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51"><text:span text:style-name="T12">Mac Auto Inc.</text:span></text:p>
                </table:table-cell>
                <table:table-cell>
                  <text:p text:style-name="P51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51"><text:span text:style-name="T12">Batch Size</text:span></text:p>
                </table:table-cell>
                <table:table-cell>
                  <text:p text:style-name="P51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50"><text:span text:style-name="T12">CMD</text:span></text:p>
                </table:table-cell>
                <table:table-cell table:style-name="ce11">
                  <text:p text:style-name="P52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50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50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50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44" draw:text-style-name="P54" draw:layer="layout" svg:width="10.897cm" svg:height="1.17cm" svg:x="3.5cm" svg:y="3.33cm">
            <draw:text-box>
              <text:p text:style-name="P53"><text:span text:style-name="T13">Dev B</text:span><text:span text:style-name="T13">：</text:span><text:span text:style-name="T14">COM6:115200,N,8,1</text:span></text:p>
            </draw:text-box>
          </draw:frame>
          <draw:frame draw:style-name="gr26" draw:text-style-name="P30" draw:layer="layout" svg:width="8cm" svg:height="1.17cm" svg:x="9cm" svg:y="1.538cm">
            <draw:text-box>
              <text:p text:style-name="P3"><text:span text:style-name="T6">Profile</text:span><text:span text:style-name="T6">：</text:span><text:span text:style-name="T6">Dev B</text:span></text:p>
            </draw:text-box>
          </draw:frame>
          <draw:custom-shape draw:style-name="gr45" draw:text-style-name="P55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</text:span><text:span text:style-name="T5">開始</text:span><text:span text:style-name="T5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31" draw:layer="layout" svg:width="3.5cm" svg:height="1cm" svg:x="3.5cm" svg:y="13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6" draw:text-style-name="P56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1" draw:layer="layout" svg:width="3.5cm" svg:height="1cm" svg:x="13.011cm" svg:y="9cm">
            <text:p text:style-name="P15"><text:span text:style-name="T3">Can</text:span><text:span text:style-name="T3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</text:span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4cm" svg:height="1cm" svg:x="16.511cm" svg:y="13cm">
            <text:p text:style-name="P23"><text:span text:style-name="T5">接受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8" draw:text-style-name="P57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3.5cm" svg:height="1cm" svg:x="12.511cm" svg:y="13cm">
            <text:p text:style-name="P23"><text:span text:style-name="T5">放棄</text:span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8"><text:span text:style-name="T15">0</text:span></text:p>
                </table:table-cell>
                <table:table-cell>
                  <text:p text:style-name="P58"><text:span text:style-name="T15">1</text:span></text:p>
                </table:table-cell>
                <table:table-cell>
                  <text:p text:style-name="P58"><text:span text:style-name="T15">2</text:span></text:p>
                </table:table-cell>
                <table:table-cell>
                  <text:p text:style-name="P58"><text:span text:style-name="T15">3</text:span></text:p>
                </table:table-cell>
                <table:table-cell>
                  <text:p text:style-name="P58"><text:span text:style-name="T15">4</text:span></text:p>
                </table:table-cell>
                <table:table-cell>
                  <text:p text:style-name="P58"><text:span text:style-name="T15">5</text:span></text:p>
                </table:table-cell>
                <table:table-cell>
                  <text:p text:style-name="P58"><text:span text:style-name="T15">6</text:span></text:p>
                </table:table-cell>
                <table:table-cell>
                  <text:p text:style-name="P58"><text:span text:style-name="T15">7</text:span></text:p>
                </table:table-cell>
              </table:table-row>
              <table:table-row table:style-name="ro8" table:default-cell-style-name="ce13">
                <table:table-cell>
                  <text:p text:style-name="P59"><text:span text:style-name="T16">1</text:span></text:p>
                </table:table-cell>
                <table:table-cell>
                  <text:p text:style-name="P59"><text:span text:style-name="T16">01</text:span></text:p>
                </table:table-cell>
                <table:table-cell>
                  <text:p text:style-name="P59"><text:span text:style-name="T16">CA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23</text:span></text:p>
                </table:table-cell>
                <table:table-cell>
                  <text:p text:style-name="P59"><text:span text:style-name="T16">BF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</table:table-row>
              <table:table-row table:style-name="ro10" table:default-cell-style-name="ce13">
                <table:table-cell>
                  <text:p text:style-name="P59"><text:span text:style-name="T16">2</text:span></text:p>
                </table:table-cell>
                <table:table-cell>
                  <text:p text:style-name="P59"><text:span text:style-name="T16">34</text:span></text:p>
                </table:table-cell>
                <table:table-cell>
                  <text:p text:style-name="P59"><text:span text:style-name="T16">23</text:span></text:p>
                </table:table-cell>
                <table:table-cell>
                  <text:p text:style-name="P59"><text:span text:style-name="T16">BF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66</text:span></text:p>
                </table:table-cell>
                <table:table-cell>
                  <text:p text:style-name="P59"><text:span text:style-name="T16">DE</text:span></text:p>
                </table:table-cell>
              </table:table-row>
              <table:table-row table:style-name="ro11" table:default-cell-style-name="ce13">
                <table:table-cell>
                  <text:p text:style-name="P59"><text:span text:style-name="T16">3</text:span></text:p>
                </table:table-cell>
                <table:table-cell>
                  <text:p text:style-name="P59"><text:span text:style-name="T16">33</text:span></text:p>
                </table:table-cell>
                <table:table-cell>
                  <text:p text:style-name="P59"><text:span text:style-name="T16">23</text:span></text:p>
                </table:table-cell>
                <table:table-cell table:style-name="ce14">
                  <text:p text:style-name="P60"><text:span text:style-name="T17">A2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EE</text:span></text:p>
                </table:table-cell>
                <table:table-cell>
                  <text:p text:style-name="P59"><text:span text:style-name="T16">FC</text:span></text:p>
                </table:table-cell>
                <table:table-cell>
                  <text:p text:style-name="P59"><text:span text:style-name="T16">A1</text:span></text:p>
                </table:table-cell>
              </table:table-row>
              <table:table-row table:style-name="ro12" table:default-cell-style-name="ce13">
                <table:table-cell>
                  <text:p text:style-name="P59"><text:span text:style-name="T16">4</text:span></text:p>
                </table:table-cell>
                <table:table-cell>
                  <text:p text:style-name="P59"><text:span text:style-name="T16">21</text:span></text:p>
                </table:table-cell>
                <table:table-cell>
                  <text:p text:style-name="P59"><text:span text:style-name="T16">0B</text:span></text:p>
                </table:table-cell>
                <table:table-cell>
                  <text:p text:style-name="P59"><text:span text:style-name="T16">7D</text:span></text:p>
                </table:table-cell>
                <table:table-cell>
                  <text:p text:style-name="P59"><text:span text:style-name="T16">69</text:span></text:p>
                </table:table-cell>
                <table:table-cell>
                  <text:p text:style-name="P59"><text:span text:style-name="T16">80</text:span></text:p>
                </table:table-cell>
                <table:table-cell>
                  <text:p text:style-name="P59"><text:span text:style-name="T16">95</text:span></text:p>
                </table:table-cell>
                <table:table-cell>
                  <text:p text:style-name="P59"><text:span text:style-name="T16">44</text:span></text:p>
                </table:table-cell>
                <table:table-cell>
                  <text:p text:style-name="P59"><text:span text:style-name="T16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custom-shape draw:style-name="gr50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5:01:19.170541788</dc:date>
    <meta:editing-duration>PT12H17M23S</meta:editing-duration>
    <meta:editing-cycles>125</meta:editing-cycles>
    <meta:generator>LibreOffice/7.4.7.2$Linux_X86_64 LibreOffice_project/40$Build-2</meta:generator>
    <meta:document-statistic meta:object-count="180"/>
  </office:meta>
</office:document-meta>
</file>